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  <style:paragraph-properties style:writing-mode="lr-tb"/>
    </style:style>
    <style:style style:name="gr2" style:family="graphic" style:parent-style-name="standard">
      <style:graphic-properties svg:stroke-color="#666666" draw:fill-color="#ffe994" draw:textarea-horizontal-align="justify" draw:textarea-vertical-align="middle" draw:auto-grow-height="false" fo:min-height="0.512cm" fo:min-width="1.72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0.11cm" fo:min-width="0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="Symmetric_20_Arrow" draw:marker-end-width="0.279cm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8" style:family="graphic" style:parent-style-name="standard" style:list-style-name="L1">
      <style:graphic-properties svg:stroke-color="#666666" draw:fill-color="#ffe994" draw:textarea-horizontal-align="justify" draw:textarea-vertical-align="middle" draw:auto-grow-height="false" fo:min-height="0.512cm" fo:min-width="1.723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ffe994" draw:textarea-horizontal-align="justify" draw:textarea-vertical-align="middle" draw:auto-grow-height="false" fo:min-height="0.512cm" fo:min-width="1.723cm"/>
      <style:paragraph-properties style:writing-mode="lr-tb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0.766cm" fo:min-width="4.199cm"/>
      <style:paragraph-properties style:writing-mode="lr-tb"/>
    </style:style>
    <style:style style:name="gr11" style:family="graphic" style:parent-style-name="standard" style:list-style-name="L1">
      <style:graphic-properties svg:stroke-color="#666666" draw:fill-color="#ffe994" draw:textarea-horizontal-align="justify" draw:textarea-vertical-align="middle" draw:auto-grow-height="false" fo:min-height="0.512cm" fo:min-width="1.723cm"/>
      <style:paragraph-properties style:writing-mode="lr-tb"/>
    </style:style>
    <style:style style:name="gr12" style:family="graphic" style:parent-style-name="standard" style:list-style-name="L1">
      <style:graphic-properties svg:stroke-color="#666666" draw:fill-color="#ffe994" draw:textarea-horizontal-align="justify" draw:textarea-vertical-align="middle" draw:auto-grow-height="false" fo:min-height="0.512cm" fo:min-width="1.72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006cm" fo:min-width="0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655cm" fo:min-width="4.199cm"/>
      <style:paragraph-properties style:writing-mode="lr-tb"/>
    </style:style>
    <style:style style:name="gr16" style:family="graphic" style:parent-style-name="standard" style:list-style-name="L1">
      <style:graphic-properties svg:stroke-color="#666666" draw:fill-color="#ffe994" draw:textarea-horizontal-align="justify" draw:textarea-vertical-align="middle" draw:auto-grow-height="false" fo:min-height="0.512cm" fo:min-width="1.723cm"/>
      <style:paragraph-properties style:writing-mode="lr-tb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-color="#eeeeee"/>
      <style:paragraph-properties fo:text-align="center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1pt"/>
    </style:style>
    <style:style style:name="P4" style:family="paragraph">
      <loext:graphic-properties draw:fill-color="#ffe994"/>
      <style:paragraph-properties fo:text-align="center"/>
      <style:text-properties fo:font-size="11pt"/>
    </style:style>
    <style:style style:name="P5" style:family="paragraph"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  <style:text-properties fo:font-size="11pt"/>
    </style:style>
    <style:style style:name="P9" style:family="paragraph">
      <loext:graphic-properties draw:fill-color="#e8f2a1"/>
      <style:paragraph-properties fo:text-align="center"/>
      <style:text-properties fo:font-size="11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top="0.051cm" fo:margin-bottom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016cm" svg:x="4.81cm" svg:y="9.763cm">
          <text:p text:style-name="P1">Read cookie “essential”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445cm" svg:height="1.524cm" svg:x="4.937cm" svg:y="11.541cm">
          <text:p text:style-name="P3"><text:span text:style-name="T1">essential cookies </text:span></text:p>
          <text:p text:style-name="P3"><text:span text:style-name="T1">accep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7.159cm" svg:y1="10.779cm" svg:x2="7.16cm" svg:y2="11.541cm" draw:start-shape="id1" draw:start-glue-point="2" draw:end-shape="id2" draw:end-glue-point="4" svg:d="M7159 10779v381h1v381" svg:viewBox="0 0 2 763">
          <text:p/>
        </draw:connector>
        <draw:custom-shape draw:style-name="gr1" draw:text-style-name="P2" xml:id="id4" draw:id="id4" draw:layer="layout" svg:width="4.699cm" svg:height="1.016cm" svg:x="4.81cm" svg:y="13.7cm">
          <text:p text:style-name="P1">Show Cookies bann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699cm" svg:height="1.016cm" svg:x="10.779cm" svg:y="20.558cm">
          <text:p text:style-name="P1">Save in state that <text:line-break/>all cookies accepted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0.508cm" svg:height="0.508cm" svg:x="10.779cm" svg:y="12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5" draw:layer="layout" svg:x1="9.382cm" svg:y1="12.303cm" svg:x2="10.779cm" svg:y2="12.303cm" draw:start-shape="id2" draw:start-glue-point="7" draw:end-shape="id3" draw:end-glue-point="6" svg:d="M9382 12303h1397" svg:viewBox="0 0 1398 1">
          <text:p text:style-name="P5"/>
        </draw:connector>
        <draw:frame draw:style-name="gr6" draw:text-style-name="P7" draw:layer="layout" svg:width="0.976cm" svg:height="0.725cm" svg:x="7.985cm" svg:y="12.848cm">
          <draw:text-box>
            <text:p><text:span text:style-name="T2">no</text:span></text:p>
          </draw:text-box>
        </draw:frame>
        <draw:connector draw:style-name="gr5" draw:text-style-name="P5" draw:layer="layout" svg:x1="7.159cm" svg:y1="13.065cm" svg:x2="7.159cm" svg:y2="13.7cm" draw:start-shape="id2" draw:end-shape="id4" draw:end-glue-point="0" svg:d="M7159 13065v635" svg:viewBox="0 0 1 636">
          <text:p/>
        </draw:connector>
        <draw:frame draw:style-name="gr7" draw:text-style-name="P7" draw:layer="layout" svg:width="1.23cm" svg:height="0.762cm" svg:x="9.422cm" svg:y="11.287cm">
          <draw:text-box>
            <text:p><text:span text:style-name="T2">yes</text:span></text:p>
          </draw:text-box>
        </draw:frame>
        <draw:custom-shape draw:style-name="gr8" draw:text-style-name="P8" xml:id="id5" draw:id="id5" draw:layer="layout" svg:width="4.445cm" svg:height="1.524cm" svg:x="4.937cm" svg:y="15.605cm">
          <text:p text:style-name="P3"><text:span text:style-name="T1">User closes </text:span><text:span text:style-name="T1"><text:line-break/></text:span><text:span text:style-name="T1">bann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7.159cm" svg:y1="14.716cm" svg:x2="7.16cm" svg:y2="15.605cm" draw:start-shape="id4" draw:start-glue-point="2" draw:end-shape="id5" draw:end-glue-point="4" svg:d="M7159 14716v445h1v444" svg:viewBox="0 0 2 890">
          <text:p/>
        </draw:connector>
        <draw:connector draw:style-name="gr5" draw:text-style-name="P5" draw:layer="layout" svg:x1="9.382cm" svg:y1="16.367cm" svg:x2="14.843cm" svg:y2="16.367cm" draw:end-shape="id6" draw:end-glue-point="3" svg:d="M9382 16367h5461" svg:viewBox="0 0 5462 1">
          <text:p/>
        </draw:connector>
        <draw:frame draw:style-name="gr7" draw:text-style-name="P7" draw:layer="layout" svg:width="1.23cm" svg:height="0.762cm" svg:x="9.422cm" svg:y="15.351cm">
          <draw:text-box>
            <text:p><text:span text:style-name="T2">ye</text:span><text:span text:style-name="T2">s</text:span></text:p>
          </draw:text-box>
        </draw:frame>
        <draw:frame draw:style-name="gr6" draw:text-style-name="P7" draw:layer="layout" svg:width="0.976cm" svg:height="0.725cm" svg:x="7.858cm" svg:y="17.256cm">
          <draw:text-box>
            <text:p><text:span text:style-name="T2">no</text:span></text:p>
          </draw:text-box>
        </draw:frame>
        <draw:connector draw:style-name="gr5" draw:text-style-name="P5" draw:layer="layout" svg:x1="7.16cm" svg:y1="17.129cm" svg:x2="7.162cm" svg:y2="17.984cm" draw:start-shape="id5" draw:start-glue-point="6" svg:d="M7160 17129v678h2v177" svg:viewBox="0 0 3 856">
          <text:p/>
        </draw:connector>
        <draw:custom-shape draw:style-name="gr9" draw:text-style-name="P8" xml:id="id7" draw:id="id7" draw:layer="layout" svg:width="4.445cm" svg:height="1.524cm" svg:x="4.937cm" svg:y="17.925cm">
          <text:p text:style-name="P3"><text:span text:style-name="T1">User accepted </text:span><text:span text:style-name="T1"><text:line-break/></text:span><text:span text:style-name="T1">essential cooki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9.382cm" svg:y1="18.687cm" svg:x2="10.779cm" svg:y2="18.687cm" svg:d="M9382 18687h1397" svg:viewBox="0 0 1398 1">
          <text:p/>
        </draw:connector>
        <draw:frame draw:style-name="gr7" draw:text-style-name="P7" draw:layer="layout" svg:width="1.23cm" svg:height="0.762cm" svg:x="9.422cm" svg:y="17.671cm">
          <draw:text-box>
            <text:p><text:span text:style-name="T2">yes</text:span></text:p>
          </draw:text-box>
        </draw:frame>
        <draw:frame draw:style-name="gr6" draw:text-style-name="P7" draw:layer="layout" svg:width="0.976cm" svg:height="0.725cm" svg:x="7.858cm" svg:y="19.576cm">
          <draw:text-box>
            <text:p><text:span text:style-name="T2">n</text:span><text:span text:style-name="T2">o</text:span></text:p>
          </draw:text-box>
        </draw:frame>
        <draw:connector draw:style-name="gr5" draw:text-style-name="P5" draw:layer="layout" svg:x1="7.16cm" svg:y1="19.449cm" svg:x2="7.162cm" svg:y2="20.304cm" draw:start-shape="id7" draw:start-glue-point="6" svg:d="M7160 19449v678h2v177" svg:viewBox="0 0 3 856">
          <text:p/>
        </draw:connector>
        <draw:custom-shape draw:style-name="gr4" draw:text-style-name="P6" xml:id="id9" draw:id="id9" draw:layer="layout" svg:width="0.508cm" svg:height="0.508cm" svg:x="20.685cm" svg:y="16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4.699cm" svg:height="1.016cm" svg:x="14.843cm" svg:y="15.859cm">
          <text:p text:style-name="P1">Hide Cookies banner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4.699cm" svg:height="1.016cm" svg:x="10.779cm" svg:y="18.145cm">
          <text:p text:style-name="P1">Create “essential” cooki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5.478cm" svg:y1="18.653cm" svg:x2="17.192cm" svg:y2="16.875cm" draw:start-shape="id8" draw:start-glue-point="1" draw:end-shape="id6" draw:end-glue-point="2" svg:d="M15478 18653h1714v-1778" svg:viewBox="0 0 1715 1779">
          <text:p/>
        </draw:connector>
        <draw:connector draw:style-name="gr5" draw:text-style-name="P5" draw:layer="layout" svg:x1="19.542cm" svg:y1="16.367cm" svg:x2="20.685cm" svg:y2="16.367cm" draw:start-shape="id6" draw:start-glue-point="1" draw:end-shape="id9" draw:end-glue-point="6" svg:d="M19542 16367h1143" svg:viewBox="0 0 1144 1">
          <text:p/>
        </draw:connector>
        <draw:custom-shape draw:style-name="gr11" draw:text-style-name="P8" xml:id="id10" draw:id="id10" draw:layer="layout" svg:width="4.445cm" svg:height="1.524cm" svg:x="4.937cm" svg:y="20.304cm">
          <text:p text:style-name="P3"><text:span text:style-name="T1">User accepted </text:span><text:span text:style-name="T1"><text:line-break/></text:span><text:span text:style-name="T1">all cooki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9.382cm" svg:y1="21.066cm" svg:x2="10.779cm" svg:y2="21.066cm" svg:d="M9382 21066h1397" svg:viewBox="0 0 1398 1">
          <text:p/>
        </draw:connector>
        <draw:frame draw:style-name="gr7" draw:text-style-name="P7" draw:layer="layout" svg:width="1.23cm" svg:height="0.762cm" svg:x="9.422cm" svg:y="20.05cm">
          <draw:text-box>
            <text:p><text:span text:style-name="T2">ye</text:span><text:span text:style-name="T2">s</text:span></text:p>
          </draw:text-box>
        </draw:frame>
        <draw:frame draw:style-name="gr6" draw:text-style-name="P7" draw:layer="layout" svg:width="0.976cm" svg:height="0.725cm" svg:x="7.858cm" svg:y="21.955cm">
          <draw:text-box>
            <text:p><text:span text:style-name="T2">no</text:span></text:p>
          </draw:text-box>
        </draw:frame>
        <draw:connector draw:style-name="gr5" draw:text-style-name="P5" draw:layer="layout" draw:line-skew="0cm -1.149cm" svg:x1="7.16cm" svg:y1="21.828cm" svg:x2="4.81cm" svg:y2="14.208cm" draw:start-shape="id10" draw:start-glue-point="6" draw:end-shape="id4" draw:end-glue-point="3" svg:d="M7160 21828v501h-4001v-8121h1651" svg:viewBox="0 0 4002 8122">
          <text:p/>
        </draw:connector>
        <draw:connector draw:style-name="gr5" draw:text-style-name="P5" draw:layer="layout" svg:x1="13.128cm" svg:y1="20.558cm" svg:x2="13.128cm" svg:y2="19.161cm" draw:start-shape="id11" draw:start-glue-point="0" draw:end-shape="id8" draw:end-glue-point="2" svg:d="M13128 20558v-1397" svg:viewBox="0 0 1 1398">
          <text:p/>
        </draw:connector>
        <draw:custom-shape draw:style-name="gr1" draw:text-style-name="P2" xml:id="id12" draw:id="id12" draw:layer="layout" svg:width="4.699cm" svg:height="1.016cm" svg:x="4.813cm" svg:y="25.511cm">
          <text:p text:style-name="P1">Read from state </text:p>
          <text:p text:style-name="P1">if all cookies accepted</text:p>
          <draw:enhanced-geometry svg:viewBox="0 0 21600 21600" draw:type="rectangle" draw:enhanced-path="M 0 0 L 21600 0 21600 21600 0 21600 0 0 Z N"/>
        </draw:custom-shape>
        <draw:custom-shape draw:style-name="gr12" draw:text-style-name="P8" xml:id="id13" draw:id="id13" draw:layer="layout" svg:width="4.445cm" svg:height="1.524cm" svg:x="4.937cm" svg:y="27.289cm">
          <text:p text:style-name="P3"><text:span text:style-name="T1">a</text:span><text:span text:style-name="T1">l</text:span><text:span text:style-name="T1">l </text:span><text:span text:style-name="T1">c</text:span><text:span text:style-name="T1">o</text:span><text:span text:style-name="T1">o</text:span><text:span text:style-name="T1">k</text:span><text:span text:style-name="T1">i</text:span><text:span text:style-name="T1">e</text:span><text:span text:style-name="T1">s</text:span><text:span text:style-name="T1"> </text:span></text:p>
          <text:p text:style-name="P3"><text:span text:style-name="T1">a</text:span><text:span text:style-name="T1">c</text:span><text:span text:style-name="T1">c</text:span><text:span text:style-name="T1">e</text:span><text:span text:style-name="T1">p</text:span><text:span text:style-name="T1">t</text:span><text:span text:style-name="T1">e</text:span><text:span text:style-name="T1">d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0" xml:id="id15" draw:id="id15" draw:layer="layout" svg:width="0.508cm" svg:height="0.508cm" svg:x="6.905cm" svg:y="24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svg:x1="7.162cm" svg:y1="26.527cm" svg:x2="7.16cm" svg:y2="27.289cm" draw:start-shape="id12" draw:start-glue-point="2" draw:end-shape="id13" draw:end-glue-point="4" svg:d="M7162 26527v381h-2v381" svg:viewBox="0 0 3 763">
          <text:p/>
        </draw:connector>
        <draw:connector draw:style-name="gr5" draw:text-style-name="P5" draw:layer="layout" draw:line-skew="1.783cm" svg:x1="9.382cm" svg:y1="28.051cm" svg:x2="9.512cm" svg:y2="32.051cm" draw:start-shape="id13" draw:start-glue-point="7" draw:end-shape="id14" draw:end-glue-point="1" svg:d="M9382 28051h2413v4000h-2283" svg:viewBox="0 0 2414 4001">
          <text:p/>
        </draw:connector>
        <draw:frame draw:style-name="gr6" draw:text-style-name="P7" draw:layer="layout" svg:width="0.976cm" svg:height="0.725cm" svg:x="9.255cm" svg:y="27.162cm">
          <draw:text-box>
            <text:p><text:span text:style-name="T2">no</text:span></text:p>
          </draw:text-box>
        </draw:frame>
        <draw:connector draw:style-name="gr5" draw:text-style-name="P5" draw:layer="layout" svg:x1="7.159cm" svg:y1="28.813cm" svg:x2="7.159cm" svg:y2="29.448cm" draw:start-shape="id13" svg:d="M7159 28813v635" svg:viewBox="0 0 1 636">
          <text:p/>
        </draw:connector>
        <draw:frame draw:style-name="gr7" draw:text-style-name="P7" draw:layer="layout" svg:width="1.23cm" svg:height="0.762cm" svg:x="7.985cm" svg:y="28.686cm">
          <draw:text-box>
            <text:p><text:span text:style-name="T2">yes</text:span></text:p>
          </draw:text-box>
        </draw:frame>
        <draw:connector draw:style-name="gr3" draw:text-style-name="P5" draw:layer="layout" svg:x1="7.159cm" svg:y1="24.622cm" svg:x2="7.162cm" svg:y2="25.511cm" draw:start-shape="id15" draw:start-glue-point="8" draw:end-shape="id12" draw:end-glue-point="0" svg:d="M7159 24622v471h3v418" svg:viewBox="0 0 4 890">
          <text:p/>
        </draw:connector>
        <draw:frame draw:style-name="gr14" draw:text-style-name="P12" draw:layer="layout" svg:width="7.62cm" svg:height="1.199cm" svg:x="7.731cm" svg:y="23.987cm">
          <draw:text-box>
            <text:p text:style-name="P11"><text:span text:style-name="T3">St</text:span><text:span text:style-name="T3">art</text:span><text:span text:style-name="T3">: </text:span><text:span text:style-name="T3">Af</text:span><text:span text:style-name="T3">ter </text:span><text:span text:style-name="T3">us</text:span><text:span text:style-name="T3">er </text:span><text:span text:style-name="T3">lo</text:span><text:span text:style-name="T3">gi</text:span><text:span text:style-name="T3">n</text:span></text:p>
          </draw:text-box>
        </draw:frame>
        <draw:custom-shape draw:style-name="gr10" draw:text-style-name="P9" xml:id="id16" draw:id="id16" draw:layer="layout" svg:width="4.699cm" svg:height="1.016cm" svg:x="4.813cm" svg:y="29.448cm">
          <text:p text:style-name="P1">Create “userId” cookie<text:line-break/>with e-mail as ID</text:p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4.699cm" svg:height="1.905cm" svg:x="4.813cm" svg:y="31.099cm">
          <text:p text:style-name="P1">Save user login data <text:line-break/>to app state, that cleans </text:p>
          <text:p text:style-name="P1">on page refresh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162cm" svg:y1="30.464cm" svg:x2="7.162cm" svg:y2="31.099cm" draw:start-shape="id16" draw:start-glue-point="2" draw:end-shape="id14" draw:end-glue-point="0" svg:d="M7162 30464v635" svg:viewBox="0 0 1 636">
          <text:p/>
        </draw:connector>
        <draw:custom-shape draw:style-name="gr13" draw:text-style-name="P10" xml:id="id17" draw:id="id17" draw:layer="layout" svg:width="0.508cm" svg:height="0.508cm" svg:x="6.778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svg:x1="7.032cm" svg:y1="3.508cm" svg:x2="7.032cm" svg:y2="4.397cm" draw:start-shape="id17" draw:start-glue-point="8" svg:d="M7032 3508v889" svg:viewBox="0 0 1 890">
          <text:p/>
        </draw:connector>
        <draw:frame draw:style-name="gr14" draw:text-style-name="P12" draw:layer="layout" svg:width="7.62cm" svg:height="1.199cm" svg:x="7.477cm" svg:y="2.873cm">
          <draw:text-box>
            <text:p text:style-name="P13"><text:span text:style-name="T3">Start: </text:span><text:span text:style-name="T3">Load </text:span><text:span text:style-name="T3">any </text:span><text:span text:style-name="T3">page</text:span></text:p>
          </draw:text-box>
        </draw:frame>
        <draw:custom-shape draw:style-name="gr1" draw:text-style-name="P2" xml:id="id18" draw:id="id18" draw:layer="layout" svg:width="4.699cm" svg:height="1.016cm" svg:x="4.683cm" svg:y="4.397cm">
          <text:p text:style-name="P1">Read cookie “userId”</text:p>
          <draw:enhanced-geometry svg:viewBox="0 0 21600 21600" draw:type="rectangle" draw:enhanced-path="M 0 0 L 21600 0 21600 21600 0 21600 0 0 Z N"/>
        </draw:custom-shape>
        <draw:custom-shape draw:style-name="gr16" draw:text-style-name="P8" xml:id="id19" draw:id="id19" draw:layer="layout" svg:width="4.445cm" svg:height="1.524cm" svg:x="4.81cm" svg:y="6.175cm">
          <text:p text:style-name="P3"><text:span text:style-name="T1">is “userId” </text:span><text:span text:style-name="T1"><text:line-break/></text:span><text:span text:style-name="T1">cookie f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7.032cm" svg:y1="5.413cm" svg:x2="7.033cm" svg:y2="6.175cm" draw:start-shape="id18" draw:start-glue-point="2" draw:end-shape="id19" draw:end-glue-point="4" svg:d="M7032 5413v381h1v381" svg:viewBox="0 0 2 763">
          <text:p/>
        </draw:connector>
        <draw:connector draw:style-name="gr5" draw:text-style-name="P5" draw:layer="layout" svg:x1="9.255cm" svg:y1="6.937cm" svg:x2="10.652cm" svg:y2="6.937cm" draw:start-shape="id19" draw:start-glue-point="7" svg:d="M9255 6937h1397" svg:viewBox="0 0 1398 1">
          <text:p/>
        </draw:connector>
        <draw:frame draw:style-name="gr6" draw:text-style-name="P7" draw:layer="layout" svg:width="0.976cm" svg:height="0.725cm" svg:x="9.255cm" svg:y="6.048cm">
          <draw:text-box>
            <text:p><text:span text:style-name="T2">no</text:span></text:p>
          </draw:text-box>
        </draw:frame>
        <draw:connector draw:style-name="gr5" draw:text-style-name="P5" draw:layer="layout" svg:x1="7.032cm" svg:y1="7.699cm" svg:x2="7.032cm" svg:y2="8.334cm" draw:start-shape="id19" svg:d="M7032 7699v635" svg:viewBox="0 0 1 636">
          <text:p/>
        </draw:connector>
        <draw:frame draw:style-name="gr7" draw:text-style-name="P7" draw:layer="layout" svg:width="1.23cm" svg:height="0.762cm" svg:x="8.025cm" svg:y="7.445cm">
          <draw:text-box>
            <text:p><text:span text:style-name="T2">yes</text:span></text:p>
          </draw:text-box>
        </draw:frame>
        <draw:custom-shape draw:style-name="gr1" draw:text-style-name="P2" xml:id="id20" draw:id="id20" draw:layer="layout" svg:width="4.699cm" svg:height="1.016cm" svg:x="4.81cm" svg:y="8.334cm">
          <text:p text:style-name="P1">Load user data from DB<text:line-break/>and save to app st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4.699cm" svg:height="1.016cm" svg:x="10.652cm" svg:y="6.429cm">
          <text:p text:style-name="P1">Clean app stat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159cm" svg:y1="9.35cm" svg:x2="7.159cm" svg:y2="9.763cm" draw:start-shape="id20" draw:start-glue-point="2" draw:end-shape="id1" draw:end-glue-point="0" svg:d="M7159 9350v413" svg:viewBox="0 0 1 414">
          <text:p/>
        </draw:connector>
        <draw:connector draw:style-name="gr5" draw:text-style-name="P5" draw:layer="layout" svg:x1="13.001cm" svg:y1="7.445cm" svg:x2="9.509cm" svg:y2="10.271cm" draw:start-shape="id21" draw:start-glue-point="2" draw:end-shape="id1" draw:end-glue-point="1" svg:d="M13001 7445v2826h-3492" svg:viewBox="0 0 3493 28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01:12:06.456904891</meta:creation-date>
    <dc:date>2021-01-24T01:59:32.305446385</dc:date>
    <meta:editing-duration>PT5M29S</meta:editing-duration>
    <meta:editing-cycles>3</meta:editing-cycles>
    <meta:generator>LibreOffice/6.4.6.2$Linux_X86_64 LibreOffice_project/40$Build-2</meta:generator>
    <meta:document-statistic meta:object-count="59"/>
  </office:meta>
</office:document-meta>
</file>